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AR"/>
    </style:style>
    <style:style style:name="P2" style:family="paragraph" style:parent-style-name="Standard">
      <style:text-properties fo:language="es" fo:country="AR" officeooo:rsid="001a909d" officeooo:paragraph-rsid="001a909d"/>
    </style:style>
    <style:style style:name="P3" style:family="paragraph" style:parent-style-name="Standard">
      <style:text-properties fo:language="es" fo:country="AR" officeooo:rsid="0019669b" officeooo:paragraph-rsid="0019669b"/>
    </style:style>
    <style:style style:name="P4" style:family="paragraph" style:parent-style-name="Standard" style:list-style-name="L1">
      <style:text-properties fo:language="es" fo:country="AR" officeooo:rsid="0019669b" officeooo:paragraph-rsid="0019669b"/>
    </style:style>
    <style:style style:name="P5" style:family="paragraph" style:parent-style-name="Standard">
      <style:text-properties fo:language="es" fo:country="AR" officeooo:rsid="001c8895" officeooo:paragraph-rsid="001c8895"/>
    </style:style>
    <style:style style:name="P6" style:family="paragraph" style:parent-style-name="Standard">
      <style:text-properties fo:language="es" fo:country="AR" officeooo:rsid="001cace4" officeooo:paragraph-rsid="001cace4"/>
    </style:style>
    <style:style style:name="P7" style:family="paragraph" style:parent-style-name="Standard">
      <style:text-properties fo:language="es" fo:country="AR" officeooo:paragraph-rsid="001cace4"/>
    </style:style>
    <style:style style:name="P8" style:family="paragraph" style:parent-style-name="Standard">
      <style:text-properties fo:language="es" fo:country="AR" officeooo:paragraph-rsid="001ef08a"/>
    </style:style>
    <style:style style:name="P9" style:family="paragraph" style:parent-style-name="Standard">
      <style:text-properties fo:language="es" fo:country="AR" officeooo:rsid="001ef08a" officeooo:paragraph-rsid="001ef08a"/>
    </style:style>
    <style:style style:name="P10" style:family="paragraph" style:parent-style-name="Standard">
      <style:text-properties fo:language="es" fo:country="AR" officeooo:rsid="0020ba43" officeooo:paragraph-rsid="0020ba43"/>
    </style:style>
    <style:style style:name="P11" style:family="paragraph" style:parent-style-name="Standard">
      <style:text-properties fo:language="es" fo:country="AR" officeooo:paragraph-rsid="00279105"/>
    </style:style>
    <style:style style:name="P12" style:family="paragraph" style:parent-style-name="Standard">
      <style:text-properties fo:language="es" fo:country="AR" officeooo:rsid="00279105" officeooo:paragraph-rsid="00279105"/>
    </style:style>
    <style:style style:name="P13" style:family="paragraph" style:parent-style-name="Standard">
      <style:text-properties fo:language="es" fo:country="AR" officeooo:rsid="00298271" officeooo:paragraph-rsid="00298271"/>
    </style:style>
    <style:style style:name="T1" style:family="text">
      <style:text-properties officeooo:rsid="0019669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ace4" style:font-style-asian="normal" style:font-style-complex="normal"/>
    </style:style>
    <style:style style:name="T5" style:family="text">
      <style:text-properties fo:font-style="normal" officeooo:rsid="001cf7a9" style:font-style-asian="normal" style:font-style-complex="normal"/>
    </style:style>
    <style:style style:name="T6" style:family="text">
      <style:text-properties fo:font-style="normal" officeooo:rsid="00279105" style:font-style-asian="normal" style:font-style-complex="normal"/>
    </style:style>
    <style:style style:name="T7" style:family="text">
      <style:text-properties officeooo:rsid="001c889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Relacionar una escena de tiempos modernos con taylorismo.<text:line-break/>2) Explique la noción de RSE y describa sus principios.<text:line-break/>3) Defina el principio de precaución y exponga sus principio.<text:line-break/>4) Desarrolle dos de los problemas éticos de la actualidad de acuerdo <text:s/>a lo que postul<text:span text:style-name="T1">a </text:span>Kliksberg.</text:p>
      <text:p text:style-name="P1"/>
      <text:p text:style-name="P2">1) La película se vasa en la gran depresión por el taylorismo y la producción en cadena. Muestra como en este momento los obreros fueron reducidos a partes del cuerpo, se lo deshumanizo. Critica al sistema capitalista de esa época, muestra el trabajo mecanizado, la producción en cadena, el estrés la opresión, el hambre, la pobreza y la industria que sufría la gente pobre.</text:p>
      <text:p text:style-name="P2">En esta época se genero una desesperación por conseguir empleo, lo que hizo que se formaran grandes filas fuera de las fabricas. Se compara a los obreros con un rebaño de ovejas que siguen a su pastor. <text:span text:style-name="T7">En la película se puede observar como el trabajo de esa época donde los obreros se reducían a maquinaria, lo que llevaba a estos a sufrir ataques nerviosos. También se muestra como había mucha pobreza, lo cual llevaba a que algunas personas cometieran delitos por necesidad.</text:span></text:p>
      <text:p text:style-name="P5">La película hace un foco muy grande en como el maquinismo le quita la humanidad a las personas.</text:p>
      <text:p text:style-name="P2"/>
      <text:p text:style-name="P3">2) El RSE son las siglas para la <text:span text:style-name="T2">Responsabilidad Social Empresarial</text:span><text:span text:style-name="T3">, lo que requiere una empresa para tener RSE puede ser por ejemplo:</text:span></text:p>
      <text:p text:style-name="P3"><text:span text:style-name="T3"/></text:p>
      <text:p text:style-name="P3"><text:span text:style-name="T3">A) Políticas de personal que respeten sus derechos y favorezcan su desarrollo.</text:span></text:p>
      <text:p text:style-name="P3"><text:span text:style-name="T3"/></text:p>
      <text:p text:style-name="P3"><text:span text:style-name="T3">B) Transparencia y buen gobierno corporativo, la información debe ser publica y continua, todos deben tener voz y voto (los accionistas) y deben eliminar los conflictos de interés.</text:span></text:p>
      <text:p text:style-name="P3"><text:span text:style-name="T3"/></text:p>
      <text:p text:style-name="P3"><text:span text:style-name="T3">C) Juego limpio con el consumidor</text:span></text:p>
      <text:p text:style-name="P3"><text:span text:style-name="T3"><text:s text:c="5"/>Productos de buena calidad → saludables</text:span></text:p>
      <text:p text:style-name="P3"><text:span text:style-name="T3"><text:s text:c="5"/>Precios razonables</text:span></text:p>
      <text:p text:style-name="P3"><text:span text:style-name="T3"/></text:p>
      <text:p text:style-name="P3"><text:span text:style-name="T3">D) Protección de medioambiente.</text:span></text:p>
      <text:p text:style-name="P3"><text:span text:style-name="T3"/></text:p>
      <text:p text:style-name="P3"><text:span text:style-name="T3">E) Integración de los grandes temas sociales</text:span></text:p>
      <text:p text:style-name="P3"><text:span text:style-name="T3"><text:s text:c="5"/>Aliado en la política publica:</text:span></text:p>
      <text:list xml:id="list87512188" text:style-name="L1">
        <text:list-item>
          <text:p text:style-name="P4"><text:span text:style-name="T3">Involucrado en el estado de vida de la gente.</text:span></text:p>
        </text:list-item>
      </text:list>
      <text:p text:style-name="P3"><text:span text:style-name="T3"/></text:p>
      <text:p text:style-name="P3"><text:span text:style-name="T3">F) No practicar un doble código de ética.</text:span></text:p>
      <text:p text:style-name="P3"><text:span text:style-name="T3"/></text:p>
      <text:p text:style-name="P6"><text:span text:style-name="T3">3) El principio de precaución es un principio ético y legal que se refiere a la toma de medidas preventivas para evitar los daños graves o irreversibles a la salud humana o al medio ambiente.</text:span></text:p>
      <text:p text:style-name="P6"><text:span text:style-name="T3"/></text:p>
      <text:p text:style-name="P6"><text:span text:style-name="T3">Los principios de precaución son: </text:span></text:p>
      <text:p text:style-name="P6"><text:span text:style-name="T3"/></text:p>
      <text:p text:style-name="P6"><text:span text:style-name="T3">A) No hacer correr riesgos inútiles a nadie.</text:span></text:p>
      <text:p text:style-name="P7"><text:span text:style-name="T4">B) Ante una incertidumbre, tomar en cuenta la </text:span><text:span text:style-name="T3">hipótesis </text:span><text:span text:style-name="T4"><text:s/>mas pesimista.</text:span></text:p>
      <text:p text:style-name="P6"><text:span text:style-name="T3">C) Cuando el peligro es inevitable o irreversible, trabajar para minimizar sus efectos.</text:span></text:p>
      <text:p text:style-name="P6"><text:span text:style-name="T3">D) Siempre equilibrar los riesgos potenciales con los beneficios.</text:span></text:p>
      <text:p text:style-name="P8"><text:span text:style-name="T4">E) Crear una conciencia social sobre las consecuencias de la tecnociencia y de las </text:span><text:span text:style-name="T5">biotecnologías</text:span><text:span text:style-name="T4"> para el medio y para los individuos concretos.</text:span></text:p>
      <text:p text:style-name="P9"><text:span text:style-name="T3">F) Exigir a los fabricantes que demuestren de manera comprobable la idoneidad de sus productos tanto a sus consumidores, usuarios y trabajadores que los utilizan.</text:span></text:p>
      <text:p text:style-name="P10"><text:soft-page-break/><text:span text:style-name="T3">G) Ofrecer información transparente sobre riesgos, sin discriminar a nadie y sin crear situaciones de pánico o de angustia injustificados.</text:span></text:p>
      <text:p text:style-name="P10"><text:span text:style-name="T3"/></text:p>
      <text:p text:style-name="P11"><text:span text:style-name="T6">4) </text:span><text:span text:style-name="T3">Kliksberg </text:span><text:span text:style-name="T6">identifica varios problemas de la actualidad, tales como:</text:span></text:p>
      <text:p text:style-name="P11"><text:span text:style-name="T6"/></text:p>
      <text:p text:style-name="P12"><text:span text:style-name="T3">A) La pobreza y la desigualdad, estos son problemas éticos fundamentales, ya que implican la exclucion social, la marginación y la discriminación de amplios sectores de la población, La pobreza y la desigualdad pueden tener consecuencias negativas para la salud, la educación, la seguridad y la cohesión social, lo que a su vez puede afectar el desarrollo sostenible y la democracia.</text:span></text:p>
      <text:p text:style-name="P12"><text:span text:style-name="T3"/></text:p>
      <text:p text:style-name="P12"><text:span text:style-name="T3">B) La corrupción, es un problema ético grave, ya que implica el abuso del poder y la violación de los valores democráticos y de la justicia social. La corrupción puede tener consecuencias negativas para la economía, la sociedad y el medio ambiente, ya que pueden generar desigualdades, in-eficiencias y daños irreparables.</text:span></text:p>
      <text:p text:style-name="P12"><text:span text:style-name="T3"/></text:p>
      <text:p text:style-name="P12"><text:span text:style-name="T3">C) La falta de responsabilidad social de las empresas y de los lideres políticos es otro problema ético importante. Las empresas y los lideres políticos tienen la responsabilidad de actuar de manera ética y de contribuir <text:s/>al bienestar de la sociedad y del medio ambiente, la falta de responsabilidad social puede generar problemas de salud, de seguridad y de sostenibilidad, así como afectar a la confianza y la legitimidad de las instrucciones.</text:span></text:p>
      <text:p text:style-name="P12"><text:span text:style-name="T3"/></text:p>
      <text:p text:style-name="P13"><text:span text:style-name="T3">D) La falta de solidaridad, es otro problema ético que afecta a la sociedad actual. La solidaridad implica la ayuda mutua, la cooperación y el compromiso con el bien común. La falta de solidaridad puede generar problemas de exclucion, de marginación y de discriminación, así como afectar la cohesión social y la estabilidad polític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0T22:49:35.084000000</meta:creation-date>
    <dc:date>2023-07-10T23:52:39.531000000</dc:date>
    <meta:editing-duration>PT16M47S</meta:editing-duration>
    <meta:editing-cycles>8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9" meta:word-count="719" meta:character-count="4400" meta:non-whitespace-character-count="3692"/>
  </office:meta>
</office:document-meta>
</file>